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 fo:break-before="page"/>
    </style:style>
    <style:style style:name="P4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5" style:family="paragraph" style:parent-style-name="Text_20_body">
      <style:paragraph-properties fo:text-align="end" style:justify-single-word="false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1" text:outline-level="1">TÍTULO 1 de la página 1</text:h>
      <text:p text:style-name="P2"/>
      <text:p text:style-name="P2"><text:tab/>Este es el párrafo 1 de la página 1. Este es el párrafo 1 de la página 1. Este es el párrafo 1 de la página 1. Este es el párrafo 1 de la página 1. Este es el párrafo 1 de la página 1. Este es el párrafo 1 de la página 1. Este es el párrafo 1 de la página 1. Este es el párrafo 1 de la página 1. Este es el párrafo 1 de la página 1. Este es el párrafo 1 de la página 1. Este es el párrafo 1 de la página 1. Este es el párrafo 1 de la página 1.</text:p>
      <text:p text:style-name="P2"/>
      <text:p text:style-name="P2"><text:tab/>Este es el párrafo 2 de la página 1. Este es el párrafo 2 de la página 1. Este es el párrafo 2 de la página 1. Este es el párrafo 2 de la página 1. Este es el párrafo 2 de la página 1. Este es el párrafo 2 de la página 1. Este es el párrafo 2 de la página 1. Este es el párrafo 2 de la página 1. Este es el párrafo 2 de la página 1.</text:p>
      <text:p text:style-name="P2"/>
      <text:p text:style-name="P2"/>
      <text:p text:style-name="P3"/>
      <text:p text:style-name="P2"/>
      <text:h text:style-name="Heading_20_1" text:outline-level="1">TÍTULO 2 de la página 2</text:h>
      <text:p text:style-name="P2"/>
      <text:p text:style-name="P2">Esta es una frase simple de la página 2.</text:p>
      <text:p text:style-name="P2"/>
      <text:p text:style-name="P4">David Vargas Ruiz</text:p>
      <text:p text:style-name="P5">2008-02-03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header>
        <text:p text:style-name="Header">Encabezado de prueba</text:p>
      </style:header>
      <style:footer>
        <text:p text:style-name="P1">Página <text:page-number text:select-page="current">2</text:page-number> de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david</meta:initial-creator>
    <meta:creation-date>2008-02-03T21:47:01</meta:creation-date>
    <dc:creator>david</dc:creator>
    <dc:date>2008-02-03T21:50:46</dc:date>
    <dc:language>es-ES</dc:language>
    <meta:editing-cycles>2</meta:editing-cycles>
    <meta:editing-duration>PT3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9" meta:word-count="221" meta:character-count="923"/>
  </office:meta>
</office:document-meta>
</file>